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9157" officeooo:paragraph-rsid="0005915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9157" officeooo:paragraph-rsid="0005915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9157" officeooo:paragraph-rsid="0005915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059157" officeooo:paragraph-rsid="0005915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9157" officeooo:paragraph-rsid="0005915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9157" officeooo:paragraph-rsid="0005fe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f0fb" officeooo:paragraph-rsid="0005f0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7e3c" officeooo:paragraph-rsid="000d7e3c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199cm" fo:margin-right="0.101cm" fo:text-align="start" style:justify-single-word="false" fo:text-indent="0.101cm" style:auto-text-indent="false" style:page-number="auto" fo:background-color="transparent"/>
      <style:text-properties style:font-name="Times New Roman" fo:font-size="12pt" fo:font-weight="normal" officeooo:rsid="000d7e3c" officeooo:paragraph-rsid="000d7e3c" style:font-size-asian="10.5pt" style:font-weight-asian="normal" style:font-size-complex="12pt" style:font-weight-complex="normal"/>
    </style:style>
    <style:style style:name="T1" style:family="text">
      <style:text-properties officeooo:rsid="000d7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ionsdata</text:p>
      <text:p text:style-name="P4"/>
      <text:p text:style-name="P5">Namn: Alexander Gillberg</text:p>
      <text:p text:style-name="P5">ID: algi1701</text:p>
      <text:p text:style-name="P5">Laboration: Laboration <text:span text:style-name="T1">5</text:span></text:p>
      <text:p text:style-name="P7">Datum: 2017-11-<text:span text:style-name="T1">24</text:span></text:p>
      <text:p text:style-name="P7">Utvecklingsmiljö: Microsoft Visual Studio</text:p>
      <text:p text:style-name="P7"/>
      <text:p text:style-name="P7"/>
      <text:p text:style-name="P1">Filer</text:p>
      <text:p text:style-name="P5"/>
      <text:p text:style-name="P5">Uppgift 1 <text:span text:style-name="T1">C-array</text:span>.cpp</text:p>
      <text:p text:style-name="P6">Uppgift <text:span text:style-name="T1">1 Vector</text:span>.cpp</text:p>
      <text:p text:style-name="P6">Uppgift <text:span text:style-name="T1">2</text:span>.cpp</text:p>
      <text:p text:style-name="P6"/>
      <text:p text:style-name="P2">Slutsatser och kommentarer</text:p>
      <text:p text:style-name="P3"/>
      <text:p text:style-name="P8">I detta moment fick jag känna på vectorklassen och prova på att använda dess funktioner för att lösa <text:s/>de givna problemen i laborationen. Trots att vectorklassen kan tyckas vara enklare att använda skulle jag nog föredra att använda den klassiska C-arrayen i de flesta fallen. Personligen föredrar jag att skapa alla funktioner och algoritmer själv för att ha full kontroll vad som händer under huven. </text:p>
      <text:p text:style-name="P8"/>
      <text:p text:style-name="P8">För att klara av uppgift 2, binärsökningen, var jag tvungen att göra lite research på internet för att kunna implementera en sådan funktion. </text:p>
      <text:p text:style-name="P8"/>
      <text:p text:style-name="P8">Två roliga uppgifter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2:30.483000000</meta:creation-date>
    <dc:date>2017-11-24T10:10:14.046000000</dc:date>
    <meta:editing-duration>PT36M24S</meta:editing-duration>
    <meta:editing-cycles>9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4" meta:word-count="118" meta:character-count="781" meta:non-whitespace-character-count="674"/>
  </office:meta>
</office:document-meta>
</file>